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6" style:family="graphic" style:parent-style-name="standard">
      <style:graphic-properties draw:textarea-horizontal-align="justify" draw:textarea-vertical-align="middle" draw:auto-grow-height="false" fo:min-height="9.551cm" fo:min-width="13.1cm"/>
    </style:style>
    <style:style style:name="gr17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8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9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22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23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14.2cm"/>
    </style:style>
    <style:style style:name="gr31" style:family="graphic" style:parent-style-name="standard">
      <style:graphic-properties draw:textarea-horizontal-align="justify" draw:textarea-vertical-align="middle" draw:auto-grow-height="false" fo:min-height="1.35cm" fo:min-width="5.8cm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35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color="#000000" draw:marker-start="Arrow" draw:marker-start-width="0.3cm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44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496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6.128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</text:span><text:span text:style-name="T1">o</text:span><text:span text:style-name="T1">o</text:span><text:span text:style-name="T1">t</text:span><text:span text:style-name="T1">e</text:span><text:span text:style-name="T1">r</text:span><text:span text:style-name="T1"> </text:span><text:span text:style-name="T1">m</text:span><text:span text:style-name="T1">i</text:span><text:span text:style-name="T1">t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-</text:span><text:span text:style-name="T1">L</text:span><text:span text:style-name="T1">i</text:span><text:span text:style-name="T1">n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1: </text:span><text:span text:style-name="T1">Startpage / </text:span><text:span text:style-name="T1">Desktop / </text:span><text:span text:style-name="T1">URL: „/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en / Liv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2: </text:span><text:span text:style-name="T1">Scannen / </text:span><text:span text:style-name="T1">Desktop / </text:span><text:span text:style-name="T1">URL: </text:span><text:span text:style-name="T1">„/scan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3: </text:span><text:span text:style-name="T1">Search / </text:span><text:span text:style-name="T1">Desktop / </text:span><text:span text:style-name="T1">URL: </text:span><text:span text:style-name="T1">„/search“ / </text:span><text:span text:style-name="T1">loggedOut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</text:span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</text:span><text:span text:style-name="T1">o</text:span><text:span text:style-name="T1">o</text:span><text:span text:style-name="T1">t</text:span><text:span text:style-name="T1">e</text:span><text:span text:style-name="T1">r</text:span><text:span text:style-name="T1"> </text:span><text:span text:style-name="T1">m</text:span><text:span text:style-name="T1">i</text:span><text:span text:style-name="T1">t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-</text:span><text:span text:style-name="T1">L</text:span><text:span text:style-name="T1">i</text:span><text:span text:style-name="T1">n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</text:span><text:span text:style-name="T1">u</text:span><text:span text:style-name="T1">c</text:span><text:span text:style-name="T1">h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</text:span><text:span text:style-name="T1">/ Desktop / </text:span><text:span text:style-name="T1">URL: </text:span><text:span text:style-name="T1">„/offline“ / </text:span><text:span text:style-name="T1">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6.7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801cm" svg:height="0.962cm" svg:x="3.799cm" svg:y="10.338cm">
          <draw:text-box>
            <text:p><text:span text:style-name="T1">Getränk</text:span></text:p>
          </draw:text-box>
        </draw:frame>
        <draw:frame draw:style-name="gr11" draw:text-style-name="P3" draw:layer="layout" svg:width="2.301cm" svg:height="0.962cm" svg:x="11.2cm" svg:y="10.345cm">
          <draw:text-box>
            <text:p><text:span text:style-name="T1">Käse</text:span></text:p>
          </draw:text-box>
        </draw:frame>
        <draw:custom-shape draw:style-name="gr12" draw:text-style-name="P2" draw:layer="layout" svg:width="5.6cm" svg:height="1cm" svg:x="7.399cm" svg:y="11.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3.0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4cm" svg:height="0.4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10.6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13.5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3.099cm" svg:height="1.673cm" svg:x="14.301cm" svg:y="10.245cm">
          <draw:text-box>
            <text:p><text:span text:style-name="T1">Sonsts</text:span></text:p>
          </draw:text-box>
        </draw:frame>
        <draw:frame draw:style-name="gr11" draw:text-style-name="P3" draw:layer="layout" svg:width="2.301cm" svg:height="0.962cm" svg:x="7.601cm" svg:y="10.345cm">
          <draw:text-box>
            <text:p><text:span text:style-name="T1">Fett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5: </text:span><text:span text:style-name="T1">Results / </text:span><text:span text:style-name="T1">Desktop / </text:span><text:span text:style-name="T1">URL: </text:span><text:span text:style-name="T1">„/results“ / </text:span><text:span text:style-name="T1">loggedOut </text:span></text:p>
          </draw:text-box>
        </draw:frame>
        <draw:custom-shape draw:style-name="gr15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6: </text:span><text:span text:style-name="T1">Results </text:span><text:span text:style-name="T1">failed / </text:span><text:span text:style-name="T1">Desktop / </text:span><text:span text:style-name="T1">URL: </text:span><text:span text:style-name="T1">„/results“ / </text:span><text:span text:style-name="T1">loggedOut </text:span></text:p>
          </draw:text-box>
        </draw:frame>
        <draw:custom-shape draw:style-name="gr16" draw:text-style-name="P2" draw:layer="layout" svg:width="13.6cm" svg:height="9.801cm" svg:x="3.2cm" svg:y="1.799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7: </text:span><text:span text:style-name="T1">About / </text:span><text:span text:style-name="T1">Desktop / </text:span><text:span text:style-name="T1">URL: </text:span><text:span text:style-name="T1">„/about“ / </text:span><text:span text:style-name="T1">loggedOut </text:span></text:p>
          </draw:text-box>
        </draw:frame>
        <draw:custom-shape draw:style-name="gr17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eam </text:span><text:span text:style-name="T1">Fooda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0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8: Admin </text:span><text:span text:style-name="T1">/ 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21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0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9: Admin </text:span><text:span text:style-name="T1">login </text:span><text:span text:style-name="T1">failed / </text:span><text:span text:style-name="T1">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21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6.4cm" svg:height="1.673cm" svg:x="6.6cm" svg:y="8.6cm">
          <draw:text-box>
            <text:p>Sorry, LogIn nicht erfolgreich, bitte erneut versuche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d 10: </text:span><text:span text:style-name="T1">Admin / </text:span><text:span text:style-name="T1">Desktop / </text:span><text:span text:style-name="T1">URL: </text:span><text:span text:style-name="T1">„/admin/res</text:span><text:span text:style-name="T1">ultLogIn“ / </text:span><text:span text:style-name="T1">loggedIn</text:span></text:p>
          </draw:text-box>
        </draw:frame>
        <draw:custom-shape draw:style-name="gr23" draw:text-style-name="P2" draw:layer="layout" svg:width="6.199cm" svg:height="2.399cm" svg:x="10.4cm" svg:y="9.2cm">
          <text:p text:style-name="P1"><text:span text:style-name="T1">Wählen 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2.601cm" svg:height="1.555cm" svg:x="7.2cm" svg:y="2.637cm">
          <draw:text-box>
            <text:p text:style-name="P1"><text:span text:style-name="T1">You are </text:span><text:span text:style-name="T1">logged in !</text:span></text:p>
          </draw:text-box>
        </draw:frame>
        <draw:frame draw:style-name="gr24" draw:text-style-name="P3" draw:layer="layout" svg:width="6.201cm" svg:height="2.969cm" svg:x="5.2cm" svg:y="5.499cm">
          <draw:text-box>
            <text:p><text:span text:style-name="T1">Datensatz </text:span><text:span text:style-name="T1">pflegen </text:span></text:p>
          </draw:text-box>
        </draw:frame>
        <draw:custom-shape draw:style-name="gr9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8cm" svg:height="3.677cm" svg:x="18.4cm" svg:y="5.437cm">
          <draw:text-box>
            <text:p><text:span text:style-name="T1">Neuer </text:span><text:span text:style-name="T1">Datensatz </text:span><text:span text:style-name="T1">anlegen</text:span></text:p>
          </draw:text-box>
        </draw:frame>
        <draw:custom-shape draw:style-name="gr26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7" draw:text-style-name="P3" draw:layer="layout" svg:width="24.601cm" svg:height="0.962cm" svg:x="1.799cm" svg:y="0.037cm">
          <draw:text-box>
            <text:p><text:span text:style-name="T2">Id 11: </text:span><text:span text:style-name="T2">Neuer </text:span><text:span text:style-name="T2">Datensatz / </text:span><text:span text:style-name="T2">Desktop / </text:span><text:span text:style-name="T2">URL: </text:span><text:span text:style-name="T2">„/admin/Dat</text:span><text:span text:style-name="T2">ensatz</text:span><text:span text:style-name="T1">“ / </text:span><text:span text:style-name="T1">loggedIn</text:span></text:p>
          </draw:text-box>
        </draw:frame>
        <draw:custom-shape draw:style-name="gr28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9.602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4.4cm" svg:height="2.262cm" svg:x="3.2cm" svg:y="9.299cm">
          <draw:text-box>
            <text:p><text:span text:style-name="T1">Getränk</text:span></text:p>
          </draw:text-box>
        </draw:frame>
        <draw:frame draw:style-name="gr4" draw:text-style-name="P3" draw:layer="layout" svg:width="4.4cm" svg:height="1.555cm" svg:x="13cm" svg:y="9.245cm">
          <draw:text-box>
            <text:p><text:span text:style-name="T1">Sonsts</text:span></text:p>
          </draw:text-box>
        </draw:frame>
        <draw:custom-shape draw:style-name="gr12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4cm" svg:height="0.4cm" svg:x="2.5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6.302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12.302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2cm" svg:height="0.962cm" svg:x="7.2cm" svg:y="9.299cm">
          <draw:text-box>
            <text:p>Fette</text:p>
          </draw:text-box>
        </draw:frame>
        <draw:frame draw:style-name="gr29" draw:text-style-name="P8" draw:layer="layout" svg:width="2cm" svg:height="0.962cm" svg:x="10.2cm" svg:y="9.299cm">
          <draw:text-box>
            <text:p>Käse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7" draw:text-style-name="P3" draw:layer="layout" svg:width="24.601cm" svg:height="0.962cm" svg:x="1.799cm" svg:y="0.037cm">
          <draw:text-box>
            <text:p><text:span text:style-name="T2">Id 12: </text:span><text:span text:style-name="T2">Datensatz </text:span><text:span text:style-name="T2">Pflegen / </text:span><text:span text:style-name="T2">Desktop / </text:span><text:span text:style-name="T2">URL: </text:span><text:span text:style-name="T2">„/admin/</text:span><text:span text:style-name="T1">Dat</text:span><text:span text:style-name="T1">ensatzPfleg</text:span><text:span text:style-name="T1">en“ / </text:span><text:span text:style-name="T1">loggedIn</text:span></text:p>
          </draw:text-box>
        </draw:frame>
        <draw:custom-shape draw:style-name="gr30" draw:text-style-name="P6" draw:layer="layout" svg:width="14.7cm" svg:height="1cm" svg:x="2.3cm" svg:y="2.6cm">
          <text:p text:style-name="P5"><text:span text:style-name="T1">Input Suchbegriff (Produktname oder Hersteller)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524cm" svg:height="8.846cm" svg:x="1.91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  <table:table-cell>
                <text:p>Bearbeiten</text:p>
              </table:table-cell>
              <table:table-cell>
                <text:p>Löschen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1" draw:layer="layout" svg:width="6.3cm" svg:height="1.6cm" svg:x="2.3cm" svg:y="3.9cm">
          <text:p text:style-name="P1">Zurück zur Auswah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7" draw:text-style-name="P3" draw:layer="layout" svg:width="24.601cm" svg:height="0.962cm" svg:x="1.799cm" svg:y="0.037cm">
          <draw:text-box>
            <text:p><text:span text:style-name="T2">Id 11: </text:span><text:span text:style-name="T2">Datensatz </text:span><text:span text:style-name="T2">Result / </text:span><text:span text:style-name="T2">Desktop / </text:span><text:span text:style-name="T2">URL: </text:span><text:span text:style-name="T2">„/admin/</text:span><text:span text:style-name="T1">Dat</text:span><text:span text:style-name="T1">ensatzresul</text:span><text:span text:style-name="T1">t“ / </text:span><text:span text:style-name="T1">loggedIn</text:span></text:p>
          </draw:text-box>
        </draw:frame>
        <draw:custom-shape draw:style-name="gr26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4.2cm" svg:height="0.962cm" svg:x="0cm" svg:y="3cm">
          <draw:text-box>
            <text:p text:style-name="P1"><text:s text:c="16"/>Ergebnismeldung vom Server</text:p>
          </draw:text-box>
        </draw:frame>
        <draw:custom-shape draw:style-name="gr32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7" draw:text-style-name="P3" draw:layer="layout" svg:width="24.601cm" svg:height="0.962cm" svg:x="1.199cm" svg:y="0.537cm">
          <draw:text-box>
            <text:p><text:span text:style-name="T2">Id 14: </text:span><text:span text:style-name="T2">Userflow / </text:span><text:span text:style-name="T2">Desktop <text:s/>+ </text:span><text:span text:style-name="T2">Responsive</text:span></text:p>
          </draw:text-box>
        </draw:frame>
        <draw:custom-shape draw:style-name="gr33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4" draw:text-style-name="P1" xml:id="id1" draw:id="id1" draw:layer="layout" svg:width="4.626cm" svg:height="1.8cm" svg:x="1.2cm" svg:y="6.4cm">
          <text:p text:style-name="P1">Id 2</text:p>
          <text:p text:style-name="P1">scan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4" draw:text-style-name="P1" xml:id="id3" draw:id="id3" draw:layer="layout" svg:width="4.626cm" svg:height="1.8cm" svg:x="21.974cm" svg:y="6.4cm">
          <text:p text:style-name="P1">Id 7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4.626cm" svg:height="1.8cm" svg:x="14.95cm" svg:y="6.4cm">
          <text:p text:style-name="P1">Id 4</text:p>
          <text:p text:style-name="P1">offline</text:p>
          <draw:enhanced-geometry svg:viewBox="0 0 21600 21600" draw:type="rectangle" draw:enhanced-path="M 0 0 L 21600 0 21600 21600 0 21600 0 0 Z N"/>
        </draw:custom-shape>
        <draw:custom-shape draw:style-name="gr36" draw:text-style-name="P1" xml:id="id2" draw:id="id2" draw:layer="layout" svg:width="6.8cm" svg:height="1.8cm" draw:transform="skewX (-0.0122173047639603) rotate (-0.0122173047639598) translate (10.2cm 12.6cm)">
          <text:p text:style-name="P1">Id 5 / Id 6</text:p>
          <text:p text:style-name="P1">Results / Results failed</text:p>
          <draw:enhanced-geometry svg:viewBox="0 0 21600 21600" draw:type="rectangle" draw:enhanced-path="M 0 0 L 21600 0 21600 21600 0 21600 0 0 Z N"/>
        </draw:custom-shape>
        <draw:line draw:style-name="gr37" draw:text-style-name="P11" draw:layer="layout" svg:x1="16.6cm" svg:y1="2.4cm" svg:x2="24.4cm" svg:y2="6.4cm">
          <text:p/>
        </draw:line>
        <draw:line draw:style-name="gr37" draw:text-style-name="P11" draw:layer="layout" svg:x1="15.8cm" svg:y1="3.6cm" svg:x2="17.8cm" svg:y2="6.4cm">
          <text:p/>
        </draw:line>
        <draw:line draw:style-name="gr37" draw:text-style-name="P11" draw:layer="layout" svg:x1="11.6cm" svg:y1="3.6cm" svg:x2="10.4cm" svg:y2="6.4cm">
          <text:p/>
        </draw:line>
        <draw:line draw:style-name="gr37" draw:text-style-name="P11" draw:layer="layout" svg:x1="10.4cm" svg:y1="2.6cm" svg:x2="4cm" svg:y2="6.4cm">
          <text:p/>
        </draw:line>
        <draw:line draw:style-name="gr38" draw:text-style-name="P12" draw:layer="layout" svg:x1="19.576cm" svg:y1="7.3cm" svg:x2="21.974cm" svg:y2="7.3cm">
          <text:p/>
        </draw:line>
        <draw:connector draw:style-name="gr39" draw:text-style-name="P11" draw:layer="layout" svg:x1="1.2cm" svg:y1="7.3cm" svg:x2="10.2cm" svg:y2="13.5cm" draw:start-shape="id1" draw:start-glue-point="3" draw:end-shape="id2" draw:end-glue-point="3" svg:d="M1200 7300h-501v6200h9501" svg:viewBox="0 0 9502 6201">
          <text:p/>
        </draw:connector>
        <draw:line draw:style-name="gr38" draw:text-style-name="P12" draw:layer="layout" svg:x1="12.476cm" svg:y1="7.3cm" svg:x2="14.95cm" svg:y2="7.3cm">
          <text:p/>
        </draw:line>
        <draw:line draw:style-name="gr38" draw:text-style-name="P12" draw:layer="layout" svg:x1="5.676cm" svg:y1="7.3cm" svg:x2="8.074cm" svg:y2="7.3cm">
          <text:p/>
        </draw:line>
        <draw:connector draw:style-name="gr37" draw:text-style-name="P11" draw:layer="layout" svg:x1="16.999cm" svg:y1="13.583cm" svg:x2="26.6cm" svg:y2="7.3cm" draw:start-shape="id2" draw:start-glue-point="1" draw:end-shape="id3" draw:end-glue-point="1" svg:d="M16999 13583h10102v-6283h-501" svg:viewBox="0 0 10103 6284">
          <text:p/>
        </draw:connector>
        <draw:line draw:style-name="gr40" draw:text-style-name="P7" draw:layer="layout" svg:x1="11.6cm" svg:y1="8.2cm" svg:x2="12.4cm" svg:y2="12.6cm">
          <text:p/>
        </draw:line>
        <draw:line draw:style-name="gr40" draw:text-style-name="P7" draw:layer="layout" svg:x1="15.8cm" svg:y1="8.2cm" svg:x2="15.2cm" svg:y2="12.6cm">
          <text:p/>
        </draw:line>
        <draw:line draw:style-name="gr41" draw:text-style-name="P1" draw:layer="layout" svg:x1="4.8cm" svg:y1="8.2cm" svg:x2="4.8cm" svg:y2="9cm">
          <text:p/>
        </draw:line>
        <draw:line draw:style-name="gr42" draw:text-style-name="P11" draw:layer="layout" svg:x1="4.8cm" svg:y1="9cm" svg:x2="17.4cm" svg:y2="9cm">
          <text:p/>
        </draw:line>
        <draw:line draw:style-name="gr37" draw:text-style-name="P11" draw:layer="layout" svg:x1="17.4cm" svg:y1="9cm" svg:x2="17.4cm" svg:y2="8.2cm">
          <text:p/>
        </draw:line>
        <draw:line draw:style-name="gr41" draw:text-style-name="P1" draw:layer="layout" svg:x1="9.8cm" svg:y1="8.2cm" svg:x2="9.8cm" svg:y2="10.4cm">
          <text:p/>
        </draw:line>
        <draw:line draw:style-name="gr42" draw:text-style-name="P11" draw:layer="layout" svg:x1="9.8cm" svg:y1="10.4cm" svg:x2="25.4cm" svg:y2="10.4cm">
          <text:p/>
        </draw:line>
        <draw:line draw:style-name="gr37" draw:text-style-name="P11" draw:layer="layout" svg:x1="25.4cm" svg:y1="10.4cm" svg:x2="25.4cm" svg:y2="8.2cm">
          <text:p/>
        </draw:line>
        <draw:line draw:style-name="gr41" draw:text-style-name="P1" draw:layer="layout" svg:x1="3.4cm" svg:y1="8.2cm" svg:x2="3.4cm" svg:y2="9.6cm">
          <text:p/>
        </draw:line>
        <draw:line draw:style-name="gr42" draw:text-style-name="P11" draw:layer="layout" svg:x1="3.4cm" svg:y1="9.6cm" svg:x2="24cm" svg:y2="9.6cm">
          <text:p/>
        </draw:line>
        <draw:line draw:style-name="gr37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7" draw:text-style-name="P3" draw:layer="layout" svg:width="24.601cm" svg:height="0.962cm" svg:x="1.199cm" svg:y="0.537cm">
          <draw:text-box>
            <text:p><text:span text:style-name="T2">Id 15: </text:span><text:span text:style-name="T2">Adminflow / </text:span><text:span text:style-name="T2">Desktop <text:s/></text:span></text:p>
          </draw:text-box>
        </draw:frame>
        <draw:custom-shape draw:style-name="gr36" draw:text-style-name="P1" xml:id="id5" draw:id="id5" draw:layer="layout" svg:width="6.8cm" svg:height="1.8cm" svg:x="9.8cm" svg:y="1.8cm">
          <text:p text:style-name="P1">Id 8</text:p>
          <text:p text:style-name="P1">Admin (logged out)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4.626cm" svg:height="1.8cm" svg:x="1.2cm" svg:y="1.9cm">
          <text:p text:style-name="P1">Id 1</text:p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7.4cm" svg:height="2cm" svg:x="3cm" svg:y="7.8cm">
          <text:p text:style-name="P1">Id 11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8cm" svg:height="1.8cm" svg:x="9.8cm" svg:y="5.2cm">
          <text:p text:style-name="P1">Id 10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32" draw:text-style-name="P1" xml:id="id4" draw:id="id4" draw:layer="layout" svg:width="7.2cm" svg:height="2cm" svg:x="9.6cm" svg:y="12.6cm">
          <text:p text:style-name="P1">Id 13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37" draw:text-style-name="P11" draw:layer="layout" svg:x1="12cm" svg:y1="3.6cm" svg:x2="12cm" svg:y2="5.2cm">
          <text:p/>
        </draw:line>
        <draw:line draw:style-name="gr37" draw:text-style-name="P11" draw:layer="layout" svg:x1="9.8cm" svg:y1="2.8cm" svg:x2="5.826cm" svg:y2="2.8cm">
          <text:p/>
        </draw:line>
        <draw:connector draw:style-name="gr37" draw:text-style-name="P11" draw:layer="layout" draw:line-skew="8.899cm" svg:x1="16.8cm" svg:y1="13.6cm" svg:x2="13.2cm" svg:y2="1.8cm" draw:start-shape="id4" draw:start-glue-point="1" draw:end-shape="id5" draw:end-glue-point="0" svg:d="M16800 13600h9400v-12301h-13000v501" svg:viewBox="0 0 13001 12302">
          <text:p/>
        </draw:connector>
        <draw:line draw:style-name="gr37" draw:text-style-name="P11" draw:layer="layout" svg:x1="14.4cm" svg:y1="5.2cm" svg:x2="14.4cm" svg:y2="3.6cm">
          <text:p/>
        </draw:line>
        <draw:line draw:style-name="gr41" draw:text-style-name="P1" draw:layer="layout" svg:x1="9.8cm" svg:y1="3.6cm" svg:x2="4.2cm" svg:y2="7.8cm">
          <text:p/>
        </draw:line>
        <draw:line draw:style-name="gr37" draw:text-style-name="P11" draw:layer="layout" svg:x1="22cm" svg:y1="8cm" svg:x2="16.6cm" svg:y2="3.6cm">
          <text:p/>
        </draw:line>
        <draw:custom-shape draw:style-name="gr43" draw:text-style-name="P1" draw:layer="layout" svg:width="7.4cm" svg:height="2cm" svg:x="16.6cm" svg:y="8cm">
          <text:p text:style-name="P1">Id 12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37" draw:text-style-name="P11" draw:layer="layout" svg:x1="16.6cm" svg:y1="9cm" svg:x2="10.4cm" svg:y2="9cm">
          <text:p/>
        </draw:line>
        <draw:line draw:style-name="gr37" draw:text-style-name="P11" draw:layer="layout" svg:x1="7.2cm" svg:y1="9.8cm" svg:x2="12.4cm" svg:y2="12.6cm">
          <text:p/>
        </draw:line>
        <draw:line draw:style-name="gr37" draw:text-style-name="P11" draw:layer="layout" svg:x1="16.601cm" svg:y1="6.4cm" svg:x2="19.6cm" svg:y2="8cm">
          <text:p/>
        </draw:line>
        <draw:line draw:style-name="gr37" draw:text-style-name="P11" draw:layer="layout" svg:x1="9.8cm" svg:y1="6.2cm" svg:x2="7.8cm" svg:y2="7.8cm">
          <text:p/>
        </draw:line>
        <draw:custom-shape draw:style-name="gr44" draw:text-style-name="P1" draw:layer="layout" svg:width="6cm" svg:height="1.8cm" svg:x="19.2cm" svg:y="1.8cm">
          <text:p text:style-name="P1">Id 9</text:p>
          <text:p text:style-name="P1">Admin / login failed</text:p>
          <draw:enhanced-geometry svg:viewBox="0 0 21600 21600" draw:type="rectangle" draw:enhanced-path="M 0 0 L 21600 0 21600 21600 0 21600 0 0 Z N"/>
        </draw:custom-shape>
        <draw:line draw:style-name="gr37" draw:text-style-name="P11" draw:layer="layout" svg:x1="19.2cm" svg:y1="3.1cm" svg:x2="16.527cm" svg:y2="3.1cm">
          <text:p/>
        </draw:line>
        <draw:line draw:style-name="gr37" draw:text-style-name="P11" draw:layer="layout" svg:x1="16.6cm" svg:y1="2.4cm" svg:x2="19.2cm" svg:y2="2.4cm">
          <text:p/>
        </draw:line>
        <draw:line draw:style-name="gr37" draw:text-style-name="P11" draw:layer="layout" svg:x1="13.6cm" svg:y1="12.6cm" svg:x2="13.5cm" svg:y2="7cm">
          <text:p/>
        </draw:line>
        <draw:line draw:style-name="gr37" draw:text-style-name="P11" draw:layer="layout" svg:x1="20.6cm" svg:y1="8cm" svg:x2="16.6cm" svg:y2="5.8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1T14:30:01.631444060</dc:date>
    <meta:editing-duration>PT1H33M32S</meta:editing-duration>
    <meta:editing-cycles>14</meta:editing-cycles>
    <meta:generator>LibreOffice/6.0.7.3$Linux_X86_64 LibreOffice_project/00m0$Build-3</meta:generator>
    <meta:document-statistic meta:object-count="216"/>
  </office:meta>
</office:document-meta>
</file>